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4354in" svg:y="1.1898in">
            <draw:object draw:notify-on-update-of-ranges="Sheet1.B8:Sheet1.B8 Sheet1.C8:Sheet1.F8 Sheet1.B9:Sheet1.B9 Sheet1.C9:Sheet1.F9 Sheet1.B10:Sheet1.B10 Sheet1.C10:Sheet1.F10 Sheet1.B11:Sheet1.B11 Sheet1.C11:Sheet1.F11 Sheet1.B12:Sheet1.B12 Sheet1.C12:Sheet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4894in" svg:y="5.2433in">
            <draw:object draw:notify-on-update-of-ranges="Sheet1.B33:Sheet1.B33 Sheet1.C33:Sheet1.F33 Sheet1.B34:Sheet1.B34 Sheet1.C34:Sheet1.F34 Sheet1.B35:Sheet1.B35 Sheet1.C35:Sheet1.F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fer speed (Local)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0" calcext:value-type="float">
            <text:p>3250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/>
          <table:table-cell office:value-type="string" calcext:value-type="string">
            <text:p>TCP Stream</text:p>
          </table:table-cell>
          <table:table-cell office:value-type="float" office:value="0.557648" calcext:value-type="float">
            <text:p>0.557648</text:p>
          </table:table-cell>
          <table:table-cell office:value-type="float" office:value="0.156895" calcext:value-type="float">
            <text:p>0.156895</text:p>
          </table:table-cell>
          <table:table-cell office:value-type="float" office:value="0.112439" calcext:value-type="float">
            <text:p>0.112439</text:p>
          </table:table-cell>
          <table:table-cell office:value-type="float" office:value="0.100915" calcext:value-type="float">
            <text:p>0.100915</text:p>
          </table:table-cell>
        </table:table-row>
        <table:table-row table:style-name="ro1">
          <table:table-cell/>
          <table:table-cell office:value-type="string" calcext:value-type="string">
            <text:p>TCP Stop-and-Wait</text:p>
          </table:table-cell>
          <table:table-cell office:value-type="float" office:value="5.116432" calcext:value-type="float">
            <text:p>5.116432</text:p>
          </table:table-cell>
          <table:table-cell office:value-type="float" office:value="0.595405" calcext:value-type="float">
            <text:p>0.595405</text:p>
          </table:table-cell>
          <table:table-cell office:value-type="float" office:value="1.231149" calcext:value-type="float">
            <text:p>1.231149</text:p>
          </table:table-cell>
          <table:table-cell office:value-type="float" office:value="3.17024" calcext:value-type="float">
            <text:p>3.17024</text:p>
          </table:table-cell>
        </table:table-row>
        <table:table-row table:style-name="ro1">
          <table:table-cell/>
          <table:table-cell office:value-type="string" calcext:value-type="string">
            <text:p>UDP Stream</text:p>
          </table:table-cell>
          <table:table-cell office:value-type="float" office:value="1.459804" calcext:value-type="float">
            <text:p>1.459804</text:p>
          </table:table-cell>
          <table:table-cell office:value-type="float" office:value="0.230425" calcext:value-type="float">
            <text:p>0.230425</text:p>
          </table:table-cell>
          <table:table-cell office:value-type="float" office:value="0.118985" calcext:value-type="float">
            <text:p>0.118985</text:p>
          </table:table-cell>
          <table:table-cell office:value-type="float" office:value="0.092567" calcext:value-type="float">
            <text:p>0.092567</text:p>
          </table:table-cell>
        </table:table-row>
        <table:table-row table:style-name="ro1">
          <table:table-cell/>
          <table:table-cell office:value-type="string" calcext:value-type="string">
            <text:p>UDP Stop-and-Wait</text:p>
          </table:table-cell>
          <table:table-cell office:value-type="float" office:value="3.58214" calcext:value-type="float">
            <text:p>3.58214</text:p>
          </table:table-cell>
          <table:table-cell office:value-type="float" office:value="0.493266" calcext:value-type="float">
            <text:p>0.493266</text:p>
          </table:table-cell>
          <table:table-cell office:value-type="float" office:value="1.183299" calcext:value-type="float">
            <text:p>1.183299</text:p>
          </table:table-cell>
          <table:table-cell office:value-type="float" office:value="3.142417" calcext:value-type="float">
            <text:p>3.142417</text:p>
          </table:table-cell>
        </table:table-row>
        <table:table-row table:style-name="ro1" table:number-rows-repeated="20">
          <table:table-cell table:number-columns-repeated="6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0" calcext:value-type="float">
            <text:p>3250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/>
          <table:table-cell office:value-type="string" calcext:value-type="string">
            <text:p>TCP Stream</text:p>
          </table:table-cell>
          <table:table-cell office:value-type="float" office:value="0.557648" calcext:value-type="float">
            <text:p>0.557648</text:p>
          </table:table-cell>
          <table:table-cell office:value-type="float" office:value="0.156895" calcext:value-type="float">
            <text:p>0.156895</text:p>
          </table:table-cell>
          <table:table-cell office:value-type="float" office:value="0.112439" calcext:value-type="float">
            <text:p>0.112439</text:p>
          </table:table-cell>
          <table:table-cell office:value-type="float" office:value="0.100915" calcext:value-type="float">
            <text:p>0.100915</text:p>
          </table:table-cell>
        </table:table-row>
        <table:table-row table:style-name="ro1">
          <table:table-cell/>
          <table:table-cell office:value-type="string" calcext:value-type="string">
            <text:p>UDP Stream</text:p>
          </table:table-cell>
          <table:table-cell office:value-type="float" office:value="1.459804" calcext:value-type="float">
            <text:p>1.459804</text:p>
          </table:table-cell>
          <table:table-cell office:value-type="float" office:value="0.230425" calcext:value-type="float">
            <text:p>0.230425</text:p>
          </table:table-cell>
          <table:table-cell office:value-type="float" office:value="0.118985" calcext:value-type="float">
            <text:p>0.118985</text:p>
          </table:table-cell>
          <table:table-cell office:value-type="float" office:value="0.092567" calcext:value-type="float">
            <text:p>0.092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14:57:24.755000000</meta:creation-date>
    <dc:date>2023-03-07T15:06:05.732000000</dc:date>
    <meta:editing-duration>PT8M41S</meta:editing-duration>
    <meta:editing-cycles>1</meta:editing-cycles>
    <meta:document-statistic meta:table-count="1" meta:cell-count="39" meta:object-count="2"/>
    <meta:generator>LibreOffice/7.4.2.3$Windows_X86_64 LibreOffice_project/382eef1f22670f7f4118c8c2dd222ec7ad009da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6cm" chart:style-name="ch2">
          <text:p>Transfer speed (seconds) - Local</text:p>
        </chart:title>
        <chart:legend chart:legend-position="end" svg:x="11.666cm" svg:y="3.454cm" style:legend-expansion="high" chart:style-name="ch3"/>
        <chart:plot-area chart:style-name="ch4" table:cell-range-address="Sheet1.B8:Sheet1.F12" chart:data-source-has-labels="both" svg:x="0.32cm" svg:y="1.275cm" svg:width="11.026cm" svg:height="6.564cm">
          <chart:coordinate-region svg:x="0.756cm" svg:y="1.474cm" svg:width="10.125cm" svg:height="5.718cm"/>
          <chart:axis chart:dimension="x" chart:name="primary-x" chart:style-name="ch5" chartooo:axis-type="auto">
            <chartooo:date-scale/>
            <chart:title svg:x="4.784cm" svg:y="8.019cm" chart:style-name="ch6">
              <text:p>Message size</text:p>
            </chart:title>
            <chart:categories table:cell-range-address="Sheet1.C8:Sheet1.F8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9:Sheet1.F9" chart:label-cell-address="Sheet1.B9:Sheet1.B9" chart:class="chart:line">
            <chart:data-point chart:repeated="4"/>
          </chart:series>
          <chart:series chart:style-name="ch9" chart:values-cell-range-address="Sheet1.C10:Sheet1.F10" chart:label-cell-address="Sheet1.B10:Sheet1.B10" chart:class="chart:line">
            <chart:data-point chart:repeated="4"/>
          </chart:series>
          <chart:series chart:style-name="ch10" chart:values-cell-range-address="Sheet1.C11:Sheet1.F11" chart:label-cell-address="Sheet1.B11:Sheet1.B11" chart:class="chart:line">
            <chart:data-point chart:repeated="4"/>
          </chart:series>
          <chart:series chart:style-name="ch11" chart:values-cell-range-address="Sheet1.C12:Sheet1.F12" chart:label-cell-address="Sheet1.B12:Sheet1.B1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8:Sheet1.F8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32500">
                <text:p>32500</text:p>
              </table:table-cell>
              <table:table-cell office:value-type="float" office:value="65000">
                <text:p>65000</text:p>
              </table:table-cell>
            </table:table-row>
          </table:table-header-rows>
          <table:table-rows>
            <table:table-row>
              <table:table-cell office:value-type="string">
                <text:p>TCP Stream</text:p>
                <draw:g>
                  <svg:desc>Sheet1.B9:Sheet1.B9</svg:desc>
                </draw:g>
              </table:table-cell>
              <table:table-cell office:value-type="float" office:value="0.557648">
                <text:p>0.557648</text:p>
                <draw:g>
                  <svg:desc>Sheet1.C9:Sheet1.F9</svg:desc>
                </draw:g>
              </table:table-cell>
              <table:table-cell office:value-type="float" office:value="0.156895">
                <text:p>0.156895</text:p>
              </table:table-cell>
              <table:table-cell office:value-type="float" office:value="0.112439">
                <text:p>0.112439</text:p>
              </table:table-cell>
              <table:table-cell office:value-type="float" office:value="0.100915">
                <text:p>0.100915</text:p>
              </table:table-cell>
            </table:table-row>
            <table:table-row>
              <table:table-cell office:value-type="string">
                <text:p>TCP Stop-and-Wait</text:p>
                <draw:g>
                  <svg:desc>Sheet1.B10:Sheet1.B10</svg:desc>
                </draw:g>
              </table:table-cell>
              <table:table-cell office:value-type="float" office:value="5.116432">
                <text:p>5.116432</text:p>
                <draw:g>
                  <svg:desc>Sheet1.C10:Sheet1.F10</svg:desc>
                </draw:g>
              </table:table-cell>
              <table:table-cell office:value-type="float" office:value="0.595405">
                <text:p>0.595405</text:p>
              </table:table-cell>
              <table:table-cell office:value-type="float" office:value="1.231149">
                <text:p>1.231149</text:p>
              </table:table-cell>
              <table:table-cell office:value-type="float" office:value="3.17024">
                <text:p>3.17024</text:p>
              </table:table-cell>
            </table:table-row>
            <table:table-row>
              <table:table-cell office:value-type="string">
                <text:p>UDP Stream</text:p>
                <draw:g>
                  <svg:desc>Sheet1.B11:Sheet1.B11</svg:desc>
                </draw:g>
              </table:table-cell>
              <table:table-cell office:value-type="float" office:value="1.459804">
                <text:p>1.459804</text:p>
                <draw:g>
                  <svg:desc>Sheet1.C11:Sheet1.F11</svg:desc>
                </draw:g>
              </table:table-cell>
              <table:table-cell office:value-type="float" office:value="0.230425">
                <text:p>0.230425</text:p>
              </table:table-cell>
              <table:table-cell office:value-type="float" office:value="0.118985">
                <text:p>0.118985</text:p>
              </table:table-cell>
              <table:table-cell office:value-type="float" office:value="0.092567">
                <text:p>0.092567</text:p>
              </table:table-cell>
            </table:table-row>
            <table:table-row>
              <table:table-cell office:value-type="string">
                <text:p>UDP Stop-and-Wait</text:p>
                <draw:g>
                  <svg:desc>Sheet1.B12:Sheet1.B12</svg:desc>
                </draw:g>
              </table:table-cell>
              <table:table-cell office:value-type="float" office:value="3.58214">
                <text:p>3.58214</text:p>
                <draw:g>
                  <svg:desc>Sheet1.C12:Sheet1.F12</svg:desc>
                </draw:g>
              </table:table-cell>
              <table:table-cell office:value-type="float" office:value="0.493266">
                <text:p>0.493266</text:p>
              </table:table-cell>
              <table:table-cell office:value-type="float" office:value="1.183299">
                <text:p>1.183299</text:p>
              </table:table-cell>
              <table:table-cell office:value-type="float" office:value="3.142417">
                <text:p>3.142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6cm" chart:style-name="ch2">
          <text:p>Transfer speed (seconds) - Local</text:p>
        </chart:title>
        <chart:legend chart:legend-position="end" svg:x="12.725cm" svg:y="3.952cm" style:legend-expansion="high" chart:style-name="ch3"/>
        <chart:plot-area chart:style-name="ch4" table:cell-range-address="Sheet1.B33:Sheet1.F35" chart:data-source-has-labels="both" svg:x="0.32cm" svg:y="1.275cm" svg:width="12.085cm" svg:height="6.564cm">
          <chart:coordinate-region svg:x="1.047cm" svg:y="1.474cm" svg:width="10.893cm" svg:height="5.718cm"/>
          <chart:axis chart:dimension="x" chart:name="primary-x" chart:style-name="ch5" chartooo:axis-type="auto">
            <chartooo:date-scale/>
            <chart:title svg:x="5.313cm" svg:y="8.019cm" chart:style-name="ch6">
              <text:p>Message size</text:p>
            </chart:title>
            <chart:categories table:cell-range-address="Sheet1.C33:Sheet1.F3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34:Sheet1.F34" chart:label-cell-address="Sheet1.B34:Sheet1.B34" chart:class="chart:line">
            <chart:data-point chart:repeated="4"/>
          </chart:series>
          <chart:series chart:style-name="ch9" chart:values-cell-range-address="Sheet1.C35:Sheet1.F35" chart:label-cell-address="Sheet1.B35:Sheet1.B3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33:Sheet1.F3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32500">
                <text:p>32500</text:p>
              </table:table-cell>
              <table:table-cell office:value-type="float" office:value="65000">
                <text:p>65000</text:p>
              </table:table-cell>
            </table:table-row>
          </table:table-header-rows>
          <table:table-rows>
            <table:table-row>
              <table:table-cell office:value-type="string">
                <text:p>TCP Stream</text:p>
                <draw:g>
                  <svg:desc>Sheet1.B34:Sheet1.B34</svg:desc>
                </draw:g>
              </table:table-cell>
              <table:table-cell office:value-type="float" office:value="0.557648">
                <text:p>0.557648</text:p>
                <draw:g>
                  <svg:desc>Sheet1.C34:Sheet1.F34</svg:desc>
                </draw:g>
              </table:table-cell>
              <table:table-cell office:value-type="float" office:value="0.156895">
                <text:p>0.156895</text:p>
              </table:table-cell>
              <table:table-cell office:value-type="float" office:value="0.112439">
                <text:p>0.112439</text:p>
              </table:table-cell>
              <table:table-cell office:value-type="float" office:value="0.100915">
                <text:p>0.100915</text:p>
              </table:table-cell>
            </table:table-row>
            <table:table-row>
              <table:table-cell office:value-type="string">
                <text:p>UDP Stream</text:p>
                <draw:g>
                  <svg:desc>Sheet1.B35:Sheet1.B35</svg:desc>
                </draw:g>
              </table:table-cell>
              <table:table-cell office:value-type="float" office:value="1.459804">
                <text:p>1.459804</text:p>
                <draw:g>
                  <svg:desc>Sheet1.C35:Sheet1.F35</svg:desc>
                </draw:g>
              </table:table-cell>
              <table:table-cell office:value-type="float" office:value="0.230425">
                <text:p>0.230425</text:p>
              </table:table-cell>
              <table:table-cell office:value-type="float" office:value="0.118985">
                <text:p>0.118985</text:p>
              </table:table-cell>
              <table:table-cell office:value-type="float" office:value="0.092567">
                <text:p>0.0925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